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Informe de la mañana del grupo CF. /IV. PRACTICAS 2022</text:p>
      <text:p text:style-name="P2"/>
      <text:p text:style-name="Normal">Trabajo de Rubén:<text:s/>Actualización de Plugins, Backup desde Wordpress Toolkit, edición página inicio, buscar como editar el bt post grid. Edición de la página fallos en red/wifi, localización de donde se editan lo que no sabíamos de las imágenes en el bt post grid para posteriores arreglos. Edición de la barra de Menú, del apartado tienda.<text:s/></text:p>
      <text:p text:style-name="Normal">Y Añadimos productos a la Tienda.<text:s/></text:p>
      <text:p text:style-name="Normal">Por último, hemos modificado 2 páginas acorde al tema de la página.<text:s/></text:p>
      <text:p text:style-name="Normal">•<text:s/><text:a office:title="https://repararmac.eu/tienda/" xlink:href="https://repararmac.eu/tienda/" office:target-frame-name="_blank" xlink:show="new"><text:span text:style-name="Hipervínculo">https://repararmac.eu/tienda/</text:span></text:a><text:s/></text:p>
      <text:p text:style-name="Normal">•<text:s/><text:a office:title="https://repararmac.eu/service/network-failure/" xlink:href="https://repararmac.eu/service/network-failure/" office:target-frame-name="_blank" xlink:show="new"><text:span text:style-name="Hipervínculo">https://repararmac.eu/service/network-failure/</text:span></text:a><text:s/></text:p>
      <text:p text:style-name="Normal">Naira: supervisión de los compañeros<text:s/></text:p>
      <text:p text:style-name="Normal">Página de Wordpress: repararmac.eu</text:p>
      <text:p text:style-name="Normal"/>
      <text:p text:style-name="P3">Informe de la mañana del grupo CF. /IV. PRACTICAS 2022</text:p>
      <text:p text:style-name="Normal">Hugo: creación del Artículo 1213 "¿Cómo de fiable es la seguridad en Mac?" Fuente: <text:a office:title="https://www.macworld.com/article/668710/how-secure-is-a-mac-best-mac-security-settings.html" xlink:href="https://www.macworld.com/article/668710/how-secure-is-a-mac-best-mac-security-settings.html" office:target-frame-name="_blank" xlink:show="new"><text:span text:style-name="Hipervínculo">https://www.macworld.com/article/668710/how-secure-is-a-mac-best-mac-security-settings.html</text:span></text:a><text:line-break/></text:p>
      <text:p text:style-name="Normal">Daniel: creación del Artículo 1210 "¿Cuáles son las mejores aplicaciones para clonar discos?" Fuente: <text:a office:title="https://www.acronis.com/en-us/homecomputing/thanks/home-office/" xlink:href="https://www.acronis.com/en-us/homecomputing/thanks/home-office/" office:target-frame-name="_blank" xlink:show="new"><text:span text:style-name="Hipervínculo">https://www.acronis.com/en-us/homecomputing/thanks/home-office/</text:span></text:a> <text:a office:title="https://www.easeus.com/backup-software/tb-free.html" xlink:href="https://www.easeus.com/backup-software/tb-free.html" office:target-frame-name="_blank" xlink:show="new"><text:span text:style-name="Hipervínculo">https://www.easeus.com/backup-software/tb-free.html</text:span></text:a> <text:a office:title="https://clonezilla.org/downloads.php" xlink:href="https://clonezilla.org/downloads.php" office:target-frame-name="_blank" xlink:show="new"><text:span text:style-name="Hipervínculo">https://clonezilla.org/downloads.php</text:span></text:a> <text:a office:title="https://www.ubackup.com/free-backup-software.html" xlink:href="https://www.ubackup.com/free-backup-software.html" office:target-frame-name="_blank" xlink:show="new"><text:span text:style-name="Hipervínculo">https://www.ubackup.com/free-backup-software.html</text:span></text:a><text:line-break/></text:p>
      <text:p text:style-name="Normal">Rubén: creación del Artículo 1215 "¿Cómo cifrar un disco en Mac?" Fuente: <text:a office:title="https://support.apple.com/en-us/HT204837" xlink:href="https://support.apple.com/en-us/HT204837" office:target-frame-name="_blank" xlink:show="new"><text:span text:style-name="Hipervínculo">https://support.apple.com/en-us/HT204837</text:span></text:a> (editado)<text:line-break/></text:p>
      <text:p text:style-name="Normal">Naiara: creación del artículo 1216 "¿Cómo Apple protege nuestra privacidad?", fuente: <text:a office:title="https://www.apple.com/privacy/features/#:~:text=When%20we%20do%20send%20information,Location%20Services%20at%20any%20time" xlink:href="https://www.apple.com/privacy/features/#:~:text=When%20we%20do%20send%20information,Location%20Services%20at%20any%20time" office:target-frame-name="_blank" xlink:show="new"><text:span text:style-name="Hipervínculo">https://www.apple.com/privacy/features/#:~:text=When%20we%20do%20send%20information,L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markup-eylpri" style:display-name="markup-eylpri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edited-1v5nt8" style:display-name="edited-1v5nt8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2-05-05T11:48:00Z</meta:creation-date>
    <dc:date>2022-05-05T17:52:00Z</dc:date>
    <meta:print-date>2022-05-05T17:52:00Z</meta:print-date>
    <meta:template xlink:href="Normal" xlink:type="simple"/>
    <meta:editing-cycles>1</meta:editing-cycles>
    <meta:editing-duration>PT15000S</meta:editing-duration>
    <meta:document-statistic meta:page-count="1" meta:paragraph-count="5" meta:word-count="440" meta:character-count="2860" meta:row-count="20" meta:non-whitespace-character-count="2425"/>
  </office:meta>
</office:document-meta>
</file>